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0E8D4D74F7353BFE53C.png" manifest:media-type="image/png"/>
  <manifest:file-entry manifest:full-path="Pictures/100000010000065C000000D8C456C2646B418A02.png" manifest:media-type="image/png"/>
  <manifest:file-entry manifest:full-path="Pictures/100000010000073B000001253F08AD8B4A0F5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a0c9" officeooo:paragraph-rsid="0018dd37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20pt" fo:font-weight="bold" officeooo:rsid="001bfe14" officeooo:paragraph-rsid="001bfe14" style:font-size-asian="20pt" style:font-weight-asian="bold" style:font-size-complex="20pt" style:font-weight-complex="bold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c97fa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6663"/>
    </style:style>
    <style:style style:name="T7" style:family="text">
      <style:text-properties officeooo:rsid="001bd6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3">1</text:span><text:span text:style-name="T4">1</text:span><text:span text:style-name="T1"> </text:span></text:p>
      <text:p text:style-name="P9">Subqueries</text:p>
      <text:p text:style-name="P3">1)</text:p>
      <text:p text:style-name="P3"/>
      <text:p text:style-name="P3"><draw:frame draw:style-name="fr1" draw:name="Image1" text:anchor-type="char" svg:width="20.5cm" svg:height="3.912cm" draw:z-index="0"><draw:image xlink:href="Pictures/100000010000073B000001253F08AD8B4A0F549B.png" xlink:type="simple" xlink:show="embed" xlink:actuate="onLoad" draw:mime-type="image/png"/></draw:frame></text:p>
      <text:p text:style-name="P2"><text:s/><text:span text:style-name="T5">2)</text:span></text:p>
      <text:p text:style-name="P6"/>
      <text:p text:style-name="P6"><draw:frame draw:style-name="fr1" draw:name="Image2" text:anchor-type="char" svg:width="20.5cm" svg:height="3.815cm" draw:z-index="1"><draw:image xlink:href="Pictures/100000010000065C000000D8C456C2646B418A02.png" xlink:type="simple" xlink:show="embed" xlink:actuate="onLoad" draw:mime-type="image/png"/></draw:frame></text:p>
      <text:p text:style-name="P8">3)</text:p>
      <text:p text:style-name="P8"/>
      <text:p text:style-name="P8"><draw:frame draw:style-name="fr1" draw:name="Image3" text:anchor-type="char" svg:width="20.75cm" svg:height="3.26cm" draw:z-index="2"><draw:image xlink:href="Pictures/1000000100000731000000E8D4D74F7353BFE5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4T23:25:18.475693350</dc:date>
    <meta:editing-duration>PT43M59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" meta:character-count="39" meta:non-whitespace-character-count="31"/>
  </office:meta>
</office:document-meta>
</file>